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Malgun Gothic" fo:font-size="18pt" fo:font-style="italic" fo:font-weight="bold" officeooo:rsid="001acf18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c26e2" officeooo:paragraph-rsid="001c26e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dd921" officeooo:paragraph-rsid="001dd921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f6ea8" officeooo:paragraph-rsid="001f6ea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0b3f2" officeooo:paragraph-rsid="0020b3f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20486" officeooo:paragraph-rsid="0022048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2d107" officeooo:paragraph-rsid="0022d10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423fb" officeooo:paragraph-rsid="002423f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4f4ae" officeooo:paragraph-rsid="0024f4a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f6ea8" officeooo:paragraph-rsid="001f6ea8" fo:background-color="#fff20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a3238e" style:font-name="Arial" fo:font-size="12pt" fo:font-style="italic" fo:font-weight="normal" officeooo:rsid="001c26e2" officeooo:paragraph-rsid="001c26e2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a3238e" style:font-name="Arial" fo:font-size="12pt" fo:font-style="italic" fo:font-weight="bold" officeooo:rsid="001dd921" officeooo:paragraph-rsid="001dd921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a3238e" style:font-name="Arial" fo:font-size="12pt" fo:font-style="italic" fo:font-weight="bold" officeooo:rsid="001c26e2" officeooo:paragraph-rsid="001c26e2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ed1c24" style:font-name="Arial" fo:font-size="12pt" fo:font-style="normal" fo:font-weight="normal" officeooo:rsid="0025d088" officeooo:paragraph-rsid="0025d08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ed1c24" style:font-name="Arial" fo:font-size="16pt" fo:font-style="normal" fo:font-weight="bold" officeooo:rsid="001dd921" officeooo:paragraph-rsid="001dd921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ed1c24" style:font-name="Arial" fo:font-size="14pt" fo:font-style="normal" fo:font-weight="bold" officeooo:rsid="00220486" officeooo:paragraph-rsid="0022048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aaad" style:font-name="Arial" fo:font-size="12pt" fo:font-style="italic" fo:font-weight="normal" officeooo:rsid="002423fb" officeooo:paragraph-rsid="002423fb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aaad" style:font-name="Arial" fo:font-size="14pt" fo:font-style="italic" fo:font-weight="normal" officeooo:rsid="001f6ea8" officeooo:paragraph-rsid="001f6ea8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aaad" style:font-name="Arial" fo:font-size="14pt" fo:font-style="italic" fo:font-weight="normal" officeooo:rsid="001dd921" officeooo:paragraph-rsid="001dd921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b3" style:font-name="Segoe Print" fo:font-size="14pt" fo:font-style="italic" fo:font-weight="bold" officeooo:rsid="0020b3f2" officeooo:paragraph-rsid="0020b3f2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b3f2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b3f2"/>
    </style:style>
    <style:style style:name="T5" style:family="text">
      <style:text-properties fo:color="#0066b3" style:font-name="Segoe Prin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66b3" style:font-name="Segoe Prin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94070a"/>
    </style:style>
    <style:style style:name="T8" style:family="text">
      <style:text-properties fo:color="#94070a" fo:font-style="italic" style:font-style-asian="italic" style:font-style-complex="italic"/>
    </style:style>
    <style:style style:name="T9" style:family="text">
      <style:text-properties fo:color="#94070a" fo:font-style="italic" officeooo:rsid="0020b3f2" style:font-style-asian="italic" style:font-style-complex="italic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officeooo:rsid="0024f4ae"/>
    </style:style>
    <style:style style:name="gr1" style:family="graphic">
      <style:graphic-properties draw:textarea-horizontal-align="justify" draw:textarea-vertical-align="middle" draw:auto-grow-height="false" fo:min-height="0.487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ulture grecque au Ve siècle </text:p>
      <text:p text:style-name="P1"/>
      <text:p text:style-name="P2">apellaient « culture » ? </text:p>
      <text:p text:style-name="P2"/>
      <text:p text:style-name="P2"><text:span text:style-name="T1">Culture </text:span>: </text:p>
      <text:p text:style-name="P2">→ le délassement : le fait de se faire plaisir, être tranquille </text:p>
      <text:p text:style-name="P2">→ la connaissance </text:p>
      <text:p text:style-name="P2"/>
      <text:p text:style-name="P2"><text:span text:style-name="T1">Epistémè</text:span> : la science, </text:p>
      <text:p text:style-name="P2"><text:s/>→ le savoir </text:p>
      <text:p text:style-name="P2"/>
      <text:p text:style-name="P2"><text:span text:style-name="T1"><text:s/>Dianoia</text:span> :</text:p>
      <text:p text:style-name="P2"><text:s/>→ la faculté de réfléchir </text:p>
      <text:p text:style-name="P2"/>
      <text:p text:style-name="P13">Les neufs Muses (Mousai) </text:p>
      <text:p text:style-name="P11"/>
      <text:p text:style-name="P2">Calliope (poésie lyrique)</text:p>
      <text:p text:style-name="P2">Clio </text:p>
      <text:p text:style-name="P2">Erato </text:p>
      <text:p text:style-name="P2">Euterpe</text:p>
      <text:p text:style-name="P2">Melpomène </text:p>
      <text:p text:style-name="P2">Polymnie </text:p>
      <text:p text:style-name="P2">Terpsichore </text:p>
      <text:p text:style-name="P2">Thalie </text:p>
      <text:p text:style-name="P2"/>
      <text:p text:style-name="P2">Civilisation grecques n’est pas avare de sa culture : culture commune : par exemple <text:s/>l’hellénisme se développe beaucoup </text:p>
      <text:p text:style-name="P2"/>
      <text:p text:style-name="P12">Comment se diffuse la culture en Grèce au Ve siècle ?</text:p>
      <text:p text:style-name="P12"/>
      <text:p text:style-name="P3">- la mémoire familliale</text:p>
      <text:p text:style-name="P3">- les lectures publiques(Hérodote) </text:p>
      <text:p text:style-name="P3">- les monuments</text:p>
      <text:p text:style-name="P3">- discours à l’assemblée : l’epitaphios</text:p>
      <text:p text:style-name="P3">- le théâtre</text:p>
      <text:p text:style-name="P3"/>
      <text:p text:style-name="P3">→ Homère : l’éducateur de la Grèce : Odyssée </text:p>
      <text:p text:style-name="P3"/>
      <text:p text:style-name="P15">I. De l’épopée au théâtre</text:p>
      <text:p text:style-name="P19">A. La poésie lyrique </text:p>
      <text:p text:style-name="P3"/>
      <text:p text:style-name="P3">→ parle de roi </text:p>
      <text:p text:style-name="P3"><text:span text:style-name="T3">Pindare</text:span> 520 438 : est un poète qui a écrit des poèmes dédié à des vainqueurs aux jeux olympique. </text:p>
      <text:p text:style-name="P3"/>
      <text:p text:style-name="P4">Jeux Panéhellénique : </text:p>
      <text:p text:style-name="P3">Olympiques </text:p>
      <text:p text:style-name="P3">Néméennes </text:p>
      <text:p text:style-name="P3">Pythiques </text:p>
      <text:p text:style-name="P3">Isthmiques </text:p>
      <text:p text:style-name="P4"><text:soft-page-break/></text:p>
      <text:p text:style-name="P18">B. le théâtre </text:p>
      <text:p text:style-name="P4"/>
      <text:p text:style-name="P4">Poésie lyrique : cadre aristocratique </text:p>
      <text:p text:style-name="P4">Théâtre : pour tous </text:p>
      <text:p text:style-name="P4"/>
      <text:p text:style-name="P4">Théâtre d’Epidaure : très bien conservé </text:p>
      <text:p text:style-name="P4">Théâtre de Dionysos à Athènes : moins bien conservé </text:p>
      <text:p text:style-name="P4"/>
      <text:p text:style-name="P4">Orchestra : lieu où se trouve les acteurs </text:p>
      <text:p text:style-name="P4">La skéné : </text:p>
      <text:p text:style-name="P4"/>
      <text:p text:style-name="P4">Théâtre romain diff des théâtre grecques </text:p>
      <text:p text:style-name="P4"/>
      <text:p text:style-name="P4">Peut accueillir : 500/600 personnes </text:p>
      <text:p text:style-name="P4"/>
      <text:p text:style-name="P4">- affaire religieuse et politique en l’honneur de Dionysos</text:p>
      <text:p text:style-name="P4">tragédie : tragos/oidia : « bouc » on en offrait un </text:p>
      <text:p text:style-name="P4">comédie : kômos/oidia </text:p>
      <text:p text:style-name="P4"/>
      <text:p text:style-name="P4">Phoros et théâtre de Dionysos </text:p>
      <text:p text:style-name="P10">= THEATRE AFFAIRE RELIGIEUSE + POLITIQUE : lieu de rassemblement des citoyens </text:p>
      <text:p text:style-name="P4"/>
      <text:p text:style-name="P4"><text:span text:style-name="T5">→ la tragédie </text:span><text:span text:style-name="T6">:</text:span> motif contemporain, <text:span text:style-name="T4">guerre, fait qui concerne la cité </text:span></text:p>
      <text:p text:style-name="P4">- vient de la <text:span text:style-name="T8">Prise de Milet</text:span> (Phrynichos) </text:p>
      <text:p text:style-name="P4">- Eschyle <text:span text:style-name="T4">(vie politique c’est batttu à Marathon+Salamine)</text:span>:<text:span text:style-name="T7"> </text:span><text:span text:style-name="T8">Les Perses</text:span>( bataille de Salamine) = il y avait ceux qui se sont battus à la bataille,<text:span text:style-name="T8"> Agamemnon, les Choèphores, les Euménides.</text:span></text:p>
      <text:p text:style-name="P4">- <text:span text:style-name="T4">Sophocle</text:span><text:span text:style-name="T2"> (</text:span><text:span text:style-name="T4">chef militaire)</text:span><text:span text:style-name="T2">  :</text:span><text:span text:style-name="T9"> Antigone</text:span></text:p>
      <text:p text:style-name="P4"><text:span text:style-name="T2">- </text:span><text:span text:style-name="T4">Euripide</text:span><text:span text:style-name="T2"> :</text:span><text:span text:style-name="T9"> Hélène</text:span><text:span text:style-name="T2">(thème de la guerre),</text:span><text:span text:style-name="T9"> Iphigénie à Aulis</text:span><text:span text:style-name="T2"> : </text:span><text:span text:style-name="T4">utilise le mythe</text:span></text:p>
      <text:p text:style-name="P4"/>
      <text:p text:style-name="P5">= Aspect très politique </text:p>
      <text:p text:style-name="P5"/>
      <text:p text:style-name="P20">→ la comédie : </text:p>
      <text:p text:style-name="P5">- Aristophane :<text:span text:style-name="T8"> les Acharniens, les Cavaliers</text:span></text:p>
      <text:p text:style-name="P6">= Aspect culturelle </text:p>
      <text:p text:style-name="P6"/>
      <text:p text:style-name="P16">II. L’histoire : recherche scientifique du passé et des sociétés humaines.</text:p>
      <text:p text:style-name="P6"/>
      <text:p text:style-name="P6">Qu’est ce que l’histoire ? Historia : « enquête », pas seulement description (récit égyptien). </text:p>
      <text:p text:style-name="P6">La mythologie et l’histoire : une histoire commune ? </text:p>
      <text:p text:style-name="P6"/>
      <text:p text:style-name="P6">= ne peut pas avoir d’histoire sans passé collectif. </text:p>
      <text:p text:style-name="P6">Exemple : histoire égyptienne : pour eux ils avaient un passé avec les traces du présent : le monde doit toujours rester dans un équilibre entre les homme et les dieux. </text:p>
      <text:p text:style-name="P6">Ce sont les dieux qui font tout </text:p>
      <text:p text:style-name="P6"><draw:custom-shape text:anchor-type="paragraph" draw:z-index="0" draw:name="Forme1" draw:style-name="gr1" svg:width="0.424cm" svg:height="0.556cm" svg:x="1.092cm" svg:y="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Les grecques : les dieux les aident mais ils ont une vie propre. </text:p>
      <text:p text:style-name="P7">Différence entre mythe et histoire </text:p>
      <text:p text:style-name="P7">Homère est une source </text:p>
      <text:p text:style-name="P7"><text:soft-page-break/>C’est avec Hérodote qui ça change : il est appelé le « père de l’espoir » : passe dans son travail des causes, de l’empire Perses : pas franchit.</text:p>
      <text:p text:style-name="P7"/>
      <text:p text:style-name="P8">Thucydide : histoire rationnelle : représente sa propre voix ou celle des athéniens ? </text:p>
      <text:p text:style-name="P8"/>
      <text:p text:style-name="P17">C. Xénophon :</text:p>
      <text:p text:style-name="P8"><text:s/>pour montre la transition entre le Ve rationnelle et le IVe un peu moins. </text:p>
      <text:p text:style-name="P8"/>
      <text:p text:style-name="P8"><text:span text:style-name="T10">III. La rhétorique :</text:span> « théorie et exercice de la parole en tant que système de persuasion et de pouvoir »</text:p>
      <text:p text:style-name="P8">Tout les citoyens ont le droit à la parole </text:p>
      <text:p text:style-name="P17">A. les origines </text:p>
      <text:p text:style-name="P8">→ A Athènes <text:s/>la rhétorique au sommet</text:p>
      <text:p text:style-name="P8"/>
      <text:p text:style-name="P8">- Isègoria parrhésia</text:p>
      <text:p text:style-name="P8">- Antiphon Lysias : <text:span text:style-name="T11">laissent discours d’ordre juridique </text:span></text:p>
      <text:p text:style-name="P8">- les sophistes Socrates</text:p>
      <text:p text:style-name="P8">-Aristophane : <text:span text:style-name="T1">les Nuées </text:span></text:p>
      <text:p text:style-name="P8"><text:span text:style-name="T1"/></text:p>
      <text:p text:style-name="P9">Les discours chez Thucydide : </text:p>
      <text:p text:style-name="P9"><text:span text:style-name="T1">- Périclès :</text:span> homme dont Thucydide est admirateur, il y a un avant et un après Périclès : Périclès est pour lui le maître de la politique</text:p>
      <text:p text:style-name="P9">- à Sparte aussi :</text:p>
      <text:p text:style-name="P9">→ le roi Archidamos </text:p>
      <text:p text:style-name="P9">→ l’éphore Sthénélaide </text:p>
      <text:p text:style-name="P9"/>
      <text:p text:style-name="P9">La Pnyx </text:p>
      <text:p text:style-name="P9"/>
      <text:p text:style-name="P14">CONCLUSION : la philosophie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30:40.648000000</meta:creation-date>
    <dc:date>2017-12-11T12:09:09.935000000</dc:date>
    <meta:editing-duration>PT15M55S</meta:editing-duration>
    <meta:editing-cycles>3</meta:editing-cycles>
    <meta:generator>LibreOffice/5.4.1.2$Windows_X86_64 LibreOffice_project/ea7cb86e6eeb2bf3a5af73a8f7777ac570321527</meta:generator>
    <meta:document-statistic meta:table-count="0" meta:image-count="0" meta:object-count="0" meta:page-count="3" meta:paragraph-count="86" meta:word-count="603" meta:character-count="3450" meta:non-whitespace-character-count="2864"/>
  </office:meta>
</office:document-meta>
</file>